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1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2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22:37:05.72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22:52:16.558000000</dc:date>
    <meta:editing-duration>P3DT5H42M26S</meta:editing-duration>
    <meta:editing-cycles>243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2" meta:object-count="0"/>
  </office:meta>
</office:document-meta>
</file>